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9785in" table:align="margins"/>
    </style:style>
    <style:style style:name="Table1.A" style:family="table-column">
      <style:table-column-properties style:column-width="4.016in" style:rel-column-width="32985*"/>
    </style:style>
    <style:style style:name="Table1.B" style:family="table-column">
      <style:table-column-properties style:column-width="3.9625in" style:rel-column-width="3255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normal">
      <style:text-properties officeooo:rsid="0039668e" officeooo:paragraph-rsid="0039668e"/>
    </style:style>
    <style:style style:name="P2" style:family="paragraph" style:parent-style-name="Text_20_body">
      <style:text-properties style:font-name="Ligconsolata"/>
    </style:style>
    <style:style style:name="P3" style:family="paragraph" style:parent-style-name="removestyle">
      <style:text-properties style:font-name="Ligconsolata" officeooo:rsid="004add07" officeooo:paragraph-rsid="004add07"/>
    </style:style>
    <style:style style:name="P4" style:family="paragraph" style:parent-style-name="Addstyle">
      <style:text-properties style:font-name="Ligconsolata" officeooo:rsid="004add07" officeooo:paragraph-rsid="004add07"/>
    </style:style>
    <style:style style:name="P5" style:family="paragraph" style:parent-style-name="removestyle">
      <style:text-properties style:font-name="Ligconsolata"/>
    </style:style>
    <style:style style:name="P6" style:family="paragraph" style:parent-style-name="Table_20_Contents">
      <style:text-properties style:font-name="Ligconsolata"/>
    </style:style>
    <style:style style:name="P7" style:family="paragraph" style:parent-style-name="Table_20_Contents">
      <style:text-properties style:font-name="Ligconsolata" officeooo:paragraph-rsid="0017f25f"/>
    </style:style>
    <style:style style:name="P8" style:family="paragraph" style:parent-style-name="Addstyle">
      <style:text-properties style:font-name="Ligconsolata"/>
    </style:style>
    <style:style style:name="P9" style:family="paragraph" style:parent-style-name="Table_20_Contents">
      <style:text-properties style:font-name="Ligconsolata" officeooo:rsid="001f3929" officeooo:paragraph-rsid="001f3929"/>
    </style:style>
    <style:style style:name="P10" style:family="paragraph" style:parent-style-name="Table_20_Contents">
      <style:text-properties style:font-name="Ligconsolata" officeooo:paragraph-rsid="00259314"/>
    </style:style>
    <style:style style:name="P11" style:family="paragraph" style:parent-style-name="Table_20_Contents">
      <style:text-properties style:font-name="Ligconsolata" officeooo:rsid="00240f0b" officeooo:paragraph-rsid="00240f0b"/>
    </style:style>
    <style:style style:name="P12" style:family="paragraph" style:parent-style-name="Table_20_Contents">
      <style:text-properties style:font-name="Ligconsolata" officeooo:rsid="00240f0b" officeooo:paragraph-rsid="002f3803"/>
    </style:style>
    <style:style style:name="P13" style:family="paragraph" style:parent-style-name="Table_20_Contents">
      <style:text-properties style:font-name="Ligconsolata" officeooo:rsid="00240f0b" officeooo:paragraph-rsid="0047a8c7"/>
    </style:style>
    <style:style style:name="P14" style:family="paragraph" style:parent-style-name="Table_20_Contents">
      <style:text-properties style:font-name="Ligconsolata" officeooo:rsid="00240f0b" officeooo:paragraph-rsid="002a9f3f"/>
    </style:style>
    <style:style style:name="P15" style:family="paragraph" style:parent-style-name="Table_20_Contents">
      <style:text-properties style:font-name="Ligconsolata" officeooo:paragraph-rsid="002a0f19"/>
    </style:style>
    <style:style style:name="P16" style:family="paragraph" style:parent-style-name="Table_20_Contents">
      <style:text-properties style:font-name="Ligconsolata" officeooo:paragraph-rsid="003877c8"/>
    </style:style>
    <style:style style:name="P17" style:family="paragraph" style:parent-style-name="Table_20_Contents">
      <style:text-properties style:font-name="Ligconsolata" officeooo:paragraph-rsid="003b8e8f"/>
    </style:style>
    <style:style style:name="P18" style:family="paragraph" style:parent-style-name="Table_20_Contents">
      <style:text-properties style:font-name="Ligconsolata" officeooo:paragraph-rsid="001f3ce9"/>
    </style:style>
    <style:style style:name="P19" style:family="paragraph" style:parent-style-name="Table_20_Contents">
      <style:text-properties style:font-name="Ligconsolata" officeooo:paragraph-rsid="0047a8c7"/>
    </style:style>
    <style:style style:name="P20" style:family="paragraph" style:parent-style-name="Table_20_Contents">
      <style:text-properties style:font-name="Ligconsolata" officeooo:rsid="003821cc" officeooo:paragraph-rsid="003821cc"/>
    </style:style>
    <style:style style:name="P21" style:family="paragraph" style:parent-style-name="Table_20_Contents">
      <style:text-properties style:font-name="Ligconsolata" officeooo:rsid="004e38f2" officeooo:paragraph-rsid="004e38f2"/>
    </style:style>
    <style:style style:name="P22" style:family="paragraph" style:parent-style-name="Table_20_Contents">
      <style:text-properties style:font-name="Ligconsolata" officeooo:paragraph-rsid="004e38f2"/>
    </style:style>
    <style:style style:name="P23" style:family="paragraph" style:parent-style-name="Table_20_Contents">
      <style:text-properties fo:color="#00a933" loext:opacity="100%" style:font-name="Ligconsolata" officeooo:paragraph-rsid="0017f25f"/>
    </style:style>
    <style:style style:name="P24" style:family="paragraph" style:parent-style-name="Table_20_Contents">
      <style:text-properties fo:color="#00a933" loext:opacity="100%" style:font-name="Ligconsolata"/>
    </style:style>
    <style:style style:name="P25" style:family="paragraph" style:parent-style-name="Table_20_Contents">
      <style:text-properties fo:color="#00a933" loext:opacity="100%" style:font-name="Ligconsolata" officeooo:paragraph-rsid="00277dd7"/>
    </style:style>
    <style:style style:name="P26" style:family="paragraph" style:parent-style-name="Table_20_Contents">
      <style:text-properties fo:color="#00a933" loext:opacity="100%" style:font-name="Ligconsolata" officeooo:paragraph-rsid="00296fe1"/>
    </style:style>
    <style:style style:name="P27" style:family="paragraph" style:parent-style-name="Table_20_Contents">
      <style:text-properties fo:color="#00a933" loext:opacity="100%" style:font-name="Ligconsolata" officeooo:paragraph-rsid="002a0f19"/>
    </style:style>
    <style:style style:name="P28" style:family="paragraph" style:parent-style-name="Table_20_Contents">
      <style:text-properties fo:color="#00a933" loext:opacity="100%" style:font-name="Ligconsolata" officeooo:paragraph-rsid="002f3803"/>
    </style:style>
    <style:style style:name="P29" style:family="paragraph" style:parent-style-name="Table_20_Contents">
      <style:text-properties fo:color="#00a933" loext:opacity="100%" style:font-name="Ligconsolata" officeooo:paragraph-rsid="0041c687"/>
    </style:style>
    <style:style style:name="P30" style:family="paragraph" style:parent-style-name="Table_20_Contents">
      <style:text-properties fo:color="#ff0000" loext:opacity="100%" style:font-name="Ligconsolata"/>
    </style:style>
    <style:style style:name="P31" style:family="paragraph" style:parent-style-name="Table_20_Contents">
      <style:text-properties fo:color="#000000" loext:opacity="100%" style:font-name="Ligconsolata" officeooo:rsid="002d3aee" officeooo:paragraph-rsid="002d3aee"/>
    </style:style>
    <style:style style:name="P32" style:family="paragraph" style:parent-style-name="Table_20_Contents">
      <style:text-properties style:font-name="Ligconsolata" officeooo:paragraph-rsid="0017f25f"/>
    </style:style>
    <style:style style:name="P33" style:family="paragraph" style:parent-style-name="Table_20_Contents">
      <style:text-properties style:font-name="Ligconsolata"/>
    </style:style>
    <style:style style:name="P34" style:family="paragraph" style:parent-style-name="Table_20_Contents">
      <style:text-properties style:font-name="Ligconsolata" officeooo:paragraph-rsid="003877c8"/>
    </style:style>
    <style:style style:name="P35" style:family="paragraph" style:parent-style-name="Table_20_Contents">
      <style:text-properties fo:color="#ff0000" loext:opacity="100%" style:font-name="Ligconsolata"/>
    </style:style>
    <style:style style:name="P36" style:family="paragraph" style:parent-style-name="Table_20_Contents">
      <style:text-properties fo:color="#00a933" loext:opacity="100%" style:font-name="Ligconsolata"/>
    </style:style>
    <style:style style:name="T1" style:family="text">
      <style:text-properties fo:font-size="14pt" officeooo:rsid="003ca379" style:font-size-asian="14pt" style:font-size-complex="14pt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4e38f2"/>
    </style:style>
    <style:style style:name="T4" style:family="text">
      <style:text-properties fo:color="#00a933" loext:opacity="100%"/>
    </style:style>
    <style:style style:name="T5" style:family="text">
      <style:text-properties fo:color="#00a933" loext:opacity="100%" officeooo:rsid="0022832b"/>
    </style:style>
    <style:style style:name="T6" style:family="text">
      <style:text-properties fo:color="#00a933" loext:opacity="100%" officeooo:rsid="001f3ce9"/>
    </style:style>
    <style:style style:name="T7" style:family="text">
      <style:text-properties fo:color="#00a933" loext:opacity="100%" officeooo:rsid="004e38f2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1f3929"/>
    </style:style>
    <style:style style:name="T10" style:family="text">
      <style:text-properties fo:color="#000000" loext:opacity="100%" officeooo:rsid="002a0f19"/>
    </style:style>
    <style:style style:name="T11" style:family="text">
      <style:text-properties fo:color="#000000" loext:opacity="100%" officeooo:rsid="003877c8"/>
    </style:style>
    <style:style style:name="T12" style:family="text">
      <style:text-properties fo:color="#000000" loext:opacity="100%" officeooo:rsid="002d4c0c"/>
    </style:style>
    <style:style style:name="T13" style:family="text">
      <style:text-properties fo:color="#000000" loext:opacity="100%" officeooo:rsid="003b9284"/>
    </style:style>
    <style:style style:name="T14" style:family="text">
      <style:text-properties officeooo:rsid="003877c8"/>
    </style:style>
    <style:style style:name="T15" style:family="text">
      <style:text-properties officeooo:rsid="002b5652"/>
    </style:style>
    <style:style style:name="T16" style:family="text">
      <style:text-properties officeooo:rsid="0047a8c7"/>
    </style:style>
    <style:style style:name="T17" style:family="text">
      <style:text-properties officeooo:rsid="002a0f19"/>
    </style:style>
    <style:style style:name="T18" style:family="text">
      <style:text-properties officeooo:rsid="001f3929"/>
    </style:style>
    <style:style style:name="T19" style:family="text">
      <style:text-properties officeooo:rsid="001f3ce9"/>
    </style:style>
    <style:style style:name="T20" style:family="text">
      <style:text-properties officeooo:rsid="00495a9a"/>
    </style:style>
    <style:style style:name="T21" style:family="text">
      <style:text-properties officeooo:rsid="002d4c0c"/>
    </style:style>
    <style:style style:name="T22" style:family="text">
      <style:text-properties officeooo:rsid="004e38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­<text:span text:style-name="T1">Style changes in Cinnamon 6.4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Removed classes</text:p>
          </table:table-cell>
          <table:table-cell table:style-name="Table1.B1" office:value-type="string">
            <text:p text:style-name="P4">Added classes</text:p>
          </table:table-cell>
        </table:table-row>
        <table:table-row>
          <table:table-cell table:style-name="Table1.B1" table:number-columns-spanned="2" office:value-type="string">
            <text:p text:style-name="P3">Osd</text:p>
          </table:table-cell>
          <table:covered-table-cell/>
        </table:table-row>
        <table:table-row>
          <table:table-cell table:style-name="Table1.A3" office:value-type="string">
            <text:p text:style-name="P5">.<text:span text:style-name="T2">osd-window</text:span></text:p>
            <text:p text:style-name="P6">.<text:span text:style-name="T2">osd-window</text:span> .level</text:p>
            <text:p text:style-name="P7">.<text:span text:style-name="T2">osd-window</text:span> .level-bar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.<text:span text:style-name="T2">workspace-osd</text:span></text:p>
          </table:table-cell>
          <table:table-cell table:style-name="Table1.B3" office:value-type="string">
            <text:p text:style-name="P8">StBoxLayout .<text:span text:style-name="T4">media-keys-osd</text:span></text:p>
            <text:p text:style-name="P7">StDrawingArea .<text:span text:style-name="T5">barlevel</text:span></text:p>
            <text:p text:style-name="P7">StBoxLayout .<text:span text:style-name="T4">media-keys-osd </text:span><text:span text:style-name="T8">.level </text:span><text:span text:style-name="T9">{</text:span></text:p>
            <text:p text:style-name="P7"><text:span text:style-name="T8"><text:s text:c="4"/></text:span><text:span text:style-name="T4">-barlevel-height</text:span></text:p>
            <text:p text:style-name="P23"><text:s text:c="4"/>-barlevel-amplify-separator-width</text:p>
            <text:p text:style-name="P23"><text:s text:c="4"/>-barlevel-background-color</text:p>
            <text:p text:style-name="P23"><text:s text:c="4"/>-barlevel-active-background-color</text:p>
            <text:p text:style-name="P23"><text:s text:c="4"/>-barlevel-amplify-color</text:p>
            <text:p text:style-name="P9">}</text:p>
            <text:p text:style-name="P10">StBoxLayout .<text:span text:style-name="T4">media-keys-osd</text:span> .level-bar</text:p>
            <text:p text:style-name="P10"/>
            <text:p text:style-name="P10">St.BoxLayout <text:span text:style-name="T4">workspace-switch-osd</text:span></text:p>
            <text:p text:style-name="P10">St.BoxLayout <text:span text:style-name="T4">workspace-switch-osd-indicator-box</text:span></text:p>
            <text:p text:style-name="P10">St.Bin <text:span text:style-name="T4">workspace-switch-osd-indicator</text:span></text:p>
          </table:table-cell>
        </table:table-row>
        <table:table-row>
          <table:table-cell table:style-name="Table1.B3" table:number-columns-spanned="2" office:value-type="string">
            <text:p text:style-name="P11">Dialogs: </text:p>
          </table:table-cell>
          <table:covered-table-cell/>
        </table:table-row>
        <table:table-row>
          <table:table-cell table:style-name="Table1.A3" office:value-type="string">
            <text:p text:style-name="P7">.<text:span text:style-name="T2">modal-dialog</text:span></text:p>
            <text:p text:style-name="P7"/>
            <text:p text:style-name="P6">.<text:span text:style-name="T2">modal-dialog-button-box</text:span></text:p>
            <text:p text:style-name="P6">.<text:span text:style-name="T2">modal-dialog-button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30">.confirm-dialog-title</text:p>
          </table:table-cell>
          <table:table-cell table:style-name="Table1.B3" office:value-type="string">
            <text:p text:style-name="P7"><text:span text:style-name="T14">Dialog(</text:span>StBoxLayout<text:span text:style-name="T14">)</text:span> .<text:span text:style-name="T4">dialog</text:span></text:p>
            <text:p text:style-name="P7"><text:s text:c="4"/>StBoxLayout .<text:span text:style-name="T4">dialog-content-box</text:span></text:p>
            <text:p text:style-name="P6"><text:s text:c="4"/>StBoxLayout .<text:span text:style-name="T4">dialog-button-box</text:span></text:p>
            <text:p text:style-name="P6"><text:s text:c="8"/>StButton .<text:span text:style-name="T4">dialog-button</text:span></text:p>
            <text:p text:style-name="P24"><text:span text:style-name="T8"><text:s text:c="8"/>StButton</text:span> .dialog-button:default</text:p>
            <text:p text:style-name="P24"><text:span text:style-name="T8"><text:s text:c="8"/>StButton</text:span> .dialog-button:destructive_action</text:p>
            <text:p text:style-name="P24"/>
            <text:p text:style-name="P25"><text:span text:style-name="T8">StBoxLayout</text:span> .message-dialog-content</text:p>
            <text:p text:style-name="P24"><text:span text:style-name="T8">StLabel</text:span> .message-dialog-title</text:p>
            <text:p text:style-name="P25"><text:span text:style-name="T8">StLabel</text:span> .message-dialog-title:lightweight</text:p>
            <text:p text:style-name="P24"><text:span text:style-name="T8">StLabel</text:span> .message-dialog-description</text:p>
            <text:p text:style-name="P24"/>
            <text:p text:style-name="P25"><text:span text:style-name="T8">StBoxLayout</text:span> .dialog-list</text:p>
            <text:p text:style-name="P24"><text:span text:style-name="T8"><text:s text:c="4"/>StLabel</text:span> .dialog-list-title</text:p>
            <text:p text:style-name="P24"><text:span text:style-name="T8"><text:s text:c="4"/>StScrollView</text:span> .dialog-list-scrollview</text:p>
            <text:p text:style-name="P24"><text:s text:c="8"/><text:span text:style-name="T8">StBoxLayout</text:span> .dialog-list-box</text:p>
            <text:p text:style-name="P24"/>
            <text:p text:style-name="P25"><text:span text:style-name="T8">StBoxLayout</text:span> dialog-list-item</text:p>
            <text:p text:style-name="P24"><text:s text:c="4"/><text:span text:style-name="T8">StLabel</text:span> +.dialog-list-item-title</text:p>
            <text:p text:style-name="P24"><text:s text:c="4"/><text:span text:style-name="T8">StLabel</text:span> +.dialog-list-item-description</text:p>
          </table:table-cell>
        </table:table-row>
        <table:table-row>
          <table:table-cell table:style-name="Table1.B3" table:number-columns-spanned="2" office:value-type="string">
            <text:p text:style-name="P12">Authentication <text:span text:style-name="T8">(ModalDialog)</text:span> dialogs: <text:span text:style-name="T15">(</text:span><text:span text:style-name="T16">inc. </text:span><text:span text:style-name="T15">KeyringDialog)</text:span></text:p>
          </table:table-cell>
          <table:covered-table-cell/>
        </table:table-row>
        <table:table-row>
          <table:table-cell table:style-name="Table1.A3" office:value-type="string">
            <text:p text:style-name="P6">.<text:span text:style-name="T2">polkit-dialog</text:span></text:p>
            <text:p text:style-name="P6"/>
            <text:p text:style-name="P30">.polkit-dialog-main-layout</text:p>
            <text:p text:style-name="P15"><text:span text:style-name="T8">.polkit-dialog-user-layout </text:span><text:span text:style-name="T10">(unchanged)</text:span></text:p>
            <text:p text:style-name="P30">.polkit-dialog-headline</text:p>
            <text:p text:style-name="P30">.polkit-dialog-description</text:p>
            <text:p text:style-name="P6"/>
            <text:p text:style-name="P30">.polkit-dialog-user-root-label</text:p>
            <text:p text:style-name="P30">.polkit-dialog-user-label</text:p>
            <text:p text:style-name="P30">.polkit-dialog-password-label</text:p>
            <text:p text:style-name="P6">.<text:span text:style-name="T2">polkit-dialog-password-entry</text:span></text:p>
            <text:p text:style-name="P6">.<text:span text:style-name="T2">polkit-dialog-error-label</text:span></text:p>
            <text:p text:style-name="P6">.<text:span text:style-name="T2">polkit-dialog-info-label</text:span></text:p>
          </table:table-cell>
          <table:table-cell table:style-name="Table1.B3" office:value-type="string">
            <text:p text:style-name="P16"><text:span text:style-name="T8">ModalDialog</text:span><text:span text:style-name="T11">(Dialog)</text:span><text:span text:style-name="T4"> </text:span>.<text:span text:style-name="T4">prompt-dialog</text:span></text:p>
            <text:p text:style-name="P16"/>
            <text:p text:style-name="P26"><text:span text:style-name="T8">StBoxLayout</text:span> .prompt-dialog-password-layout</text:p>
            <text:p text:style-name="P17">StButton .<text:span text:style-name="T4">polkit-dialog-user-combo</text:span> <text:span text:style-name="T17">(</text:span><text:span text:style-name="T18">Style as combo button perhaps?</text:span><text:span text:style-name="T17">)</text:span></text:p>
            <text:p text:style-name="P6"/>
            <text:p text:style-name="P6"/>
            <text:p text:style-name="P6"/>
            <text:p text:style-name="P6">StPasswordEntry .<text:span text:style-name="T4">prompt-dialog-password-entry</text:span></text:p>
            <text:p text:style-name="P27"><text:span text:style-name="T8">StPasswordEntry</text:span> .prompt-dialog-password-entry StLabel.hint-text</text:p>
            <text:p text:style-name="P27"><text:span text:style-name="T8">StPasswordEntry</text:span> .prompt-dialog-password-entry StIcon.peek-password</text:p>
            <text:p text:style-name="P15"><text:span text:style-name="T19">StLabel </text:span>.<text:span text:style-name="T4">prompt-dialog-error-label</text:span></text:p>
            <text:p text:style-name="P15"><text:span text:style-name="T19">StLabel </text:span>.<text:span text:style-name="T4">prompt-dialog-info-label</text:span></text:p>
            <text:p text:style-name="P18"><text:span text:style-name="T19">StLabel .</text:span><text:span text:style-name="T6">prompt-dialog-null-label</text:span></text:p>
          </table:table-cell>
        </table:table-row>
        <table:table-row>
          <table:table-cell table:style-name="Table1.B3" table:number-columns-spanned="2" office:value-type="string">
            <text:p text:style-name="P13"><text:span text:style-name="T15">NetworkSecretDialog </text:span><text:span text:style-name="T20">(extends ModalDialog)</text:span></text:p>
          </table:table-cell>
          <table:covered-table-cell/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19"><text:span text:style-name="T19">StLabel .</text:span><text:span text:style-name="T4">message-dialog-caption</text:span></text:p>
          </table:table-cell>
        </table:table-row>
        <table:table-row>
          <table:table-cell table:style-name="Table1.B3" table:number-columns-spanned="2" office:value-type="string">
            <text:p text:style-name="P14">Audio Device Selection Dialog</text:p>
          </table:table-cell>
          <table:covered-table-cell/>
        </table:table-row>
        <table:table-row>
          <table:table-cell table:style-name="Table1.A3" office:value-type="string">
            <text:p text:style-name="P30"/>
          </table:table-cell>
          <table:table-cell table:style-name="Table1.B3" office:value-type="string">
            <text:p text:style-name="P28"><text:span text:style-name="T8">ModalDialog</text:span><text:span text:style-name="T11">(Dialog)</text:span> .audio-device-selection-dialog</text:p>
            <text:p text:style-name="P24"><text:span text:style-name="T8"><text:s text:c="4"/>StBoxLayout</text:span> .audio-selection-box</text:p>
            <text:p text:style-name="P29"><text:span text:style-name="T8"><text:s text:c="8"/>StButton</text:span> .audio-selection-device</text:p>
            <text:p text:style-name="P24"><text:span text:style-name="T8"><text:s text:c="12"/>StBoxLayout</text:span> .audio-selection-device-box</text:p>
            <text:p text:style-name="P24"><text:span text:style-name="T8"><text:s text:c="12"/>StIcon</text:span> .audio-selection-device-icon</text:p>
            <text:p text:style-name="P24"><text:span text:style-name="T8"><text:s text:c="12"/>StLabel</text:span> .audio-selection-device-label</text:p>
            <text:p text:style-name="P24"/>
          </table:table-cell>
        </table:table-row>
        <table:table-row>
          <table:table-cell table:style-name="Table1.B3" table:number-columns-spanned="2" office:value-type="string">
            <text:p text:style-name="P31">Other dialogs</text:p>
          </table:table-cell>
          <table:covered-table-cell/>
        </table:table-row>
        <table:table-row>
          <table:table-cell table:style-name="Table1.A3" office:value-type="string">
            <text:p text:style-name="P30"/>
            <text:p text:style-name="P30">.run-dialog-label</text:p>
          </table:table-cell>
          <table:table-cell table:style-name="Table1.B3" office:value-type="string">
            <text:p text:style-name="P24"><text:span text:style-name="T12">Dialog</text:span><text:span text:style-name="T21"> </text:span>.close-dialog <text:span text:style-name="T12">(app not responding dialog)</text:span></text:p>
            <text:p text:style-name="P24"/>
            <text:p text:style-name="P24"><text:span text:style-name="T8">ModalDialog</text:span> .end-session-dialog</text:p>
          </table:table-cell>
        </table:table-row>
        <table:table-row>
          <table:table-cell table:style-name="Table1.B3" table:number-columns-spanned="2" office:value-type="string">
            <text:p text:style-name="P20">Other</text:p>
          </table:table-cell>
          <table:covered-table-cell/>
        </table:table-row>
        <table:table-row>
          <table:table-cell table:style-name="Table1.A3" office:value-type="string">
            <text:p text:style-name="P6"/>
          </table:table-cell>
          <table:table-cell table:style-name="Table1.B3" office:value-type="string">
            <text:p text:style-name="P6">StButton .<text:span text:style-name="T4">check-box-2 </text:span><text:span text:style-name="T13">(style as .check-box)</text:span></text:p>
            <text:p text:style-name="P6"><text:span text:style-name="T8">StLabel</text:span><text:span text:style-name="T4"> .resize-popup</text:span></text:p>
          </table:table-cell>
        </table:table-row>
        <table:table-row>
          <table:table-cell table:style-name="Table1.B3" table:number-columns-spanned="2" office:value-type="string">
            <text:p text:style-name="P21">Popup menus</text:p>
          </table:table-cell>
          <table:covered-table-cell/>
        </table:table-row>
        <table:table-row>
          <table:table-cell table:style-name="Table1.A3" office:value-type="string">
            <text:p text:style-name="P6">.<text:span text:style-name="T22">menu.</text:span><text:span text:style-name="T3">top</text:span></text:p>
            <text:p text:style-name="P6">.<text:span text:style-name="T22">menu.</text:span><text:span text:style-name="T3">bottom</text:span></text:p>
            <text:p text:style-name="P6">.<text:span text:style-name="T22">menu.</text:span><text:span text:style-name="T3">left</text:span></text:p>
            <text:p text:style-name="P6">.<text:span text:style-name="T22">menu.</text:span><text:span text:style-name="T3">right</text:span></text:p>
          </table:table-cell>
          <table:table-cell table:style-name="Table1.B3" office:value-type="string">
            <text:p text:style-name="P22">.<text:span text:style-name="T22">menu.</text:span><text:span text:style-name="T7">menu-top</text:span></text:p>
            <text:p text:style-name="P22">.<text:span text:style-name="T22">menu.</text:span><text:span text:style-name="T7">menu-bottom</text:span></text:p>
            <text:p text:style-name="P22">.<text:span text:style-name="T22">menu.</text:span><text:span text:style-name="T7">menu-left</text:span></text:p>
            <text:p text:style-name="P22">.<text:span text:style-name="T22">menu.</text:span><text:span text:style-name="T7">menu-right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gconsolata" svg:font-family="Ligconsolata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movestyle" style:family="paragraph" style:parent-style-name="Table_20_Contents">
      <style:text-properties style:font-name="Ligconsolata" fo:font-family="Ligconsolata" style:font-pitch="fixed"/>
    </style:style>
    <style:style style:name="Addstyle" style:family="paragraph" style:parent-style-name="Table_20_Contents">
      <style:text-properties style:font-name="Ligconsolata" fo:font-family="Ligconsolata" style:font-pitch="fixed"/>
    </style:style>
    <style:style style:name="normal" style:family="paragraph" style:parent-style-name="Standard">
      <style:text-properties style:font-name="DejaVu Sans" fo:font-family="'DejaVu Sans'" style:font-family-generic="swiss" style:font-pitch="variable" fo:font-size="10.5pt" style:font-size-asian="10.5pt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09:02:41.501274555</meta:creation-date>
    <dc:date>2025-01-12T18:45:19.611894991</dc:date>
    <meta:editing-duration>PT2H24M3S</meta:editing-duration>
    <meta:editing-cycles>23</meta:editing-cycles>
    <meta:generator>LibreOffice/7.4.7.2$Linux_X86_64 LibreOffice_project/40$Build-2</meta:generator>
    <meta:document-statistic meta:table-count="1" meta:image-count="0" meta:object-count="0" meta:page-count="1" meta:paragraph-count="89" meta:word-count="171" meta:character-count="2631" meta:non-whitespace-character-count="2425"/>
  </office:meta>
</office:document-meta>
</file>